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5-0151</text:span> <text:s text:c="21"/><text:tab/><text:span text:style-name="T1">26/05/2015 <text:s text:c="17"/></text:span></text:p>
      <text:p text:style-name="P11"><text:span text:style-name="T1"><text:tab/></text:span><text:span text:style-name="T2">Paradiso Solutions</text:span></text:p>
      <text:p text:style-name="P12"><text:tab/>Estados Unidos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76 <text:s text:c="8"/></text:span><text:s/><text:span text:style-name="T3">Horas Senior Developer<text:line-break/>(De 11/05/2015 a 25/05/2015)<text:tab/><text:tab/><text:tab/><text:tab/><text:tab/><text:tab/><text:tab/><text:tab/>$ 18<text:tab/><text:tab/>$ 1368</text:span></text:p>
      <text:p text:style-name="P2"><text:s text:c="4"/></text:p>
      <text:p text:style-name="P13"><text:span text:style-name="T3"><text:s text:c="11"/>1 <text:s text:c="8"/></text:span><text:s/><text:span text:style-name="T3">Hora Senior Developer DOUBLE RATE<text:line-break/>(De 12/05/2015 a 12/05/2015)<text:tab/><text:tab/><text:tab/><text:tab/><text:tab/><text:tab/><text:tab/><text:tab/>$ 36<text:tab/><text:tab/>$ 36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1,404.00<text:tab/><text:tab/><text:tab/><text:tab/><text:tab/><text:tab/><text:tab/><text:tab/><text:tab/><text:tab/><text:tab/><text:tab/><text:tab/> <text:s text:c="3"/>1,404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